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ела1" style:family="table">
      <style:table-properties style:width="16.999cm" table:align="margins"/>
    </style:style>
    <style:style style:name="Табела1.A" style:family="table-column">
      <style:table-column-properties style:column-width="8.498cm" style:rel-column-width="32767*"/>
    </style:style>
    <style:style style:name="Табела1.B" style:family="table-column">
      <style:table-column-properties style:column-width="8.5cm" style:rel-column-width="32768*"/>
    </style:style>
    <style:style style:name="Табел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ела1.B1" style:family="table-cell">
      <style:table-cell-properties fo:padding="0.097cm" fo:border="0.002cm solid #000000"/>
    </style:style>
    <style:style style:name="Табела1.A2" style:family="table-cell">
      <style:table-cell-properties fo:padding="0.097cm" fo:border-left="0.002cm solid #000000" fo:border-right="none" fo:border-top="none" fo:border-bottom="0.002cm solid #000000"/>
    </style:style>
    <style:style style:name="Табел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Courier New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style:font-name="Bitstream Vera Sans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>Изградња локализованог издања<text:line-break/>пакета OpenOffice.org за Microsoft Windows</text:h>
      <text:p text:style-name="P1"><text:s/><text:a xlink:type="simple" xlink:href="http://wiki.services.openoffice.org/wiki/Building_OOo_with_Cygwin_on_Windows">http://wiki.services.openoffice.org/wiki/Building_OOo_with_Cygwin_on_Windows</text:a></text:p>
      <text:p text:style-name="P1"/>
      <text:h text:style-name="Heading_20_3" text:outline-level="3">Cygwin</text:h>
      <text:p text:style-name="P2">Преузмите веб инсталатер са <text:a xlink:type="simple" xlink:href="http://cygwin.com/">http://cygwin.com</text:a>. Омогућите рад са „Unix/binary“ типом датотека. Изаберите следеће пакете:</text:p>
      <text:p text:style-name="P2"><text:tab/>Archive: unzip, zip</text:p>
      <text:p text:style-name="P2"><text:tab/>Devel: autoconf, bison, cvs, flex, gcc-g++, gperf, make, openssl-devel, subversion</text:p>
      <text:p text:style-name="P2"><text:tab/>Libs: openssl</text:p>
      <text:p text:style-name="P2"><text:tab/>Net: openssh, ncftp</text:p>
      <text:p text:style-name="P2"><text:tab/>Perl: perl</text:p>
      <text:p text:style-name="P2"><text:tab/>Sheels: rxvt, tcsh</text:p>
      <text:p text:style-name="P2"><text:tab/>Utils: patch, gnupg</text:p>
      <text:p text:style-name="P2"><text:tab/>Web: lynx, wget</text:p>
      <text:p text:style-name="P2">Cygwin неке програме поставља као линкове на стварне извршне датотеке, што касније прави проблеме. Све линкове потребно је заменити копијама извршне датотеке програма. У Cygwin шкољци нардеба `ls -l /bin/awk.exe` ће у случају да је awk.exe симболички линк показати `awk.exe -&gt; gawk.exe`. У том случају gawk.exe треба ископирати у awk.exe. Из шкољке ово можете учинити наредбама: `cd /bin; rm awk.exe; cp gawk.exe awk.exe`. Поступите исто и за остале из `ls -l | grep '&gt;'`.</text:p>
      <text:p text:style-name="P2"/>
      <text:h text:style-name="Heading_20_3" text:outline-level="3">Microsoft развојни алати</text:h>
      <text:p text:style-name="P2">Од издања 3.0 потребан је Microsoft Visual Studio 2008 (Express)<text:note text:id="ftn1" text:note-class="footnote"><text:note-citation>1</text:note-citation><text:note-body><text:p text:style-name="Footnote"><text:a xlink:type="simple" xlink:href="http://www.microsoft.com/express/download">http://www.microsoft.com/express/download</text:a></text:p></text:note-body></text:note>. За издање 2.4 користио се Microsoft Visual Studio 2005 (Express).</text:p>
      <text:p text:style-name="P2">Потребно је инсталирати и Microsoft Windows Platform SDK издање 6.0.6001.18000.367-KRMSDK_EN<text:note text:id="ftn2" text:note-class="footnote"><text:note-citation>2</text:note-citation><text:note-body><text:p text:style-name="Footnote"><text:a xlink:type="simple" xlink:href="http://www.microsoft.com/downloads/details.aspx?FamilyId=F26B1AA4-741A-433A-9BE5-FA919850BDBF&amp;displaylang=en">http://www.microsoft.com/downloads/details.aspx?FamilyId=F26B1AA4-741A-433A-9BE5-FA919850BDBF&amp;displaylang=en</text:a></text:p></text:note-body></text:note>. При инсталацији SDK није потребно инсталирати примере и документацију. Уз SDK стиже и инсталација .Net Framework 3.5 SDK.</text:p>
      <text:p text:style-name="P2">Затим инсталирати DirectX SDK, обавезно у верзији 9 (верзија 10 није подржана). Тренутно се користи издање из октобра 2006. (dxsdk_oct2006.exe<text:note text:id="ftn3" text:note-class="footnote"><text:note-citation>3</text:note-citation><text:note-body><text:p text:style-name="Footnote"><text:a xlink:type="simple" xlink:href="http://www.microsoft.com/downloads/details.aspx?FamilyId=D625324C-59B4-4951-849E-640B508DC442&amp;displaylang=en">http://www.microsoft.com/downloads/details.aspx?FamilyId=D625324C-59B4-4951-849E-640B508DC442&amp;displaylang=en</text:a></text:p></text:note-body></text:note>) које потврђено ради. DirectX SDK треба инсталирати у фациклу без размака у путањи.</text:p>
      <text:p text:style-name="P2"/>
      <text:p text:style-name="P2"/>
      <text:p text:style-name="P2"><text:soft-page-break/>Како би ово издање радило са новим Windows Platform SDK треба уклонити референце на dxtrans.h и IDXEffect у заглављима као што је qedit.h<text:note text:id="ftn4" text:note-class="footnote"><text:note-citation>4</text:note-citation><text:note-body><text:p text:style-name="Footnote"><text:a xlink:type="simple" xlink:href="http://social.msdn.microsoft.com/forums/en-US/windowssdk/thread/ed097d2c-3d68-4f48-8448-277eaaf68252/">http://social.msdn.microsoft.com/forums/en-US/windowssdk/thread/ed097d2c-3d68-4f48-8448-277eaaf68252/</text:a></text:p></text:note-body></text:note>:</text:p>
      <text:p text:style-name="P2"/>
      <text:p text:style-name="P4"><text:tab/>//#include "dxtrans.h" -- Line 498 <text:line-break/></text:p>
      <text:p text:style-name="P4"><text:tab/>// IDxtCompositor //: public IDXEffect -- Line 837<text:line-break/><text:tab/>// IDxtAlphaSetter //: public IDXEffect -- Line 1151<text:line-break/><text:tab/>// IDxtJpeg //: public IDXEffect -- Line 1345<text:line-break/><text:tab/>// IDxtKey //: public IDXEffect -- Line 1735</text:p>
      <text:p text:style-name="P2"/>
      <text:h text:style-name="Heading_20_3" text:outline-level="3">Додатне датотеке</text:h>
      <text:p text:style-name="Text_20_body">Потребно је следеће датотеке преузети и распаковати у фасцикле унутар стабла са изворним кодом пакета OpenOffice.org:</text:p>
      <table:table table:name="Табела1" table:style-name="Табела1">
        <table:table-column table:style-name="Табела1.A"/>
        <table:table-column table:style-name="Табела1.B"/>
        <table:table-row>
          <table:table-cell table:style-name="Табела1.A1" office:value-type="string">
            <text:p text:style-name="Table_20_Contents">GDI+ Redistributable<text:note text:id="ftn0" text:note-class="footnote"><text:note-citation>5</text:note-citation><text:note-body><text:p text:style-name="Footnote"><text:a xlink:type="simple" xlink:href="http://www.microsoft.com/downloads/details.aspx?familyid=6A63AB9C-DF12-4D41-933C-BE590FEAA05A&amp;displaylang=en">http://www.microsoft.com/downloads/details.aspx?familyid=6A63AB9C-DF12-4D41-933C-BE590FEAA05A&amp;displaylang=en</text:a></text:p></text:note-body></text:note></text:p>
          </table:table-cell>
          <table:table-cell table:style-name="Табела1.B1" office:value-type="string">
            <text:p text:style-name="Table_20_Contents">external/gdiplus </text:p>
          </table:table-cell>
        </table:table-row>
        <table:table-row>
          <table:table-cell table:style-name="Табела1.A2" office:value-type="string">
            <text:p text:style-name="Table_20_Contents">unicows.dll<text:note text:id="ftn5" text:note-class="footnote"><text:note-citation>6</text:note-citation><text:note-body><text:p text:style-name="Footnote"><text:a xlink:type="simple" xlink:href="http://download.microsoft.com/download/b/7/5/b75eace3-00e2-4aa0-9a6f-0b6882c71642/unicows.exe">http://download.microsoft.com/download/b/7/5/b75eace3-00e2-4aa0-9a6f-0b6882c71642/unicows.exe</text:a></text:p></text:note-body></text:note></text:p>
          </table:table-cell>
          <table:table-cell table:style-name="Табела1.B2" office:value-type="string">
            <text:p text:style-name="Table_20_Contents">external/unicows</text:p>
          </table:table-cell>
        </table:table-row>
        <table:table-row>
          <table:table-cell table:style-name="Табела1.A2" office:value-type="string">
            <text:p text:style-name="Table_20_Contents">dbghelp.dll<text:note text:id="ftn6" text:note-class="footnote"><text:note-citation>7</text:note-citation><text:note-body><text:p text:style-name="Footnote"><text:a xlink:type="simple" xlink:href="http://www.microsoft.com/downloads/details.aspx?displaylang=en&amp;FamilyID=CD1FC4B2-0885-47F4-AF45-7FD5E14DB6C0">http://www.microsoft.com/downloads/details.aspx?displaylang=en&amp;FamilyID=CD1FC4B2-0885-47F4-AF45-7FD5E14DB6C0</text:a></text:p></text:note-body></text:note></text:p>
          </table:table-cell>
          <table:table-cell table:style-name="Табела1.B2" office:value-type="string">
            <text:p text:style-name="Table_20_Contents">external/dbghelp</text:p>
          </table:table-cell>
        </table:table-row>
        <table:table-row>
          <table:table-cell table:style-name="Табела1.A2" office:value-type="string">
            <text:p text:style-name="Table_20_Contents">Instmsiw.exe<text:note text:id="ftn7" text:note-class="footnote"><text:note-citation>8</text:note-citation><text:note-body><text:p text:style-name="Footnote"><text:a xlink:type="simple" xlink:href="http://download.microsoft.com/download/WindowsInstaller/Install/2.0/NT45/EN-US/InstMsiW.exe">http://download.microsoft.com/download/WindowsInstaller/Install/2.0/NT45/EN-US/InstMsiW.exe</text:a></text:p></text:note-body></text:note> и instmsia.exe<text:note text:id="ftn8" text:note-class="footnote"><text:note-citation>9</text:note-citation><text:note-body><text:p text:style-name="Footnote"><text:a xlink:type="simple" xlink:href="http://download.microsoft.com/download/WindowsInstaller/Install/2.0/W9XMe/EN-US/InstMsiA.exe">http://download.microsoft.com/download/WindowsInstaller/Install/2.0/W9XMe/EN-US/InstMsiA.exe</text:a></text:p></text:note-body></text:note></text:p>
          </table:table-cell>
          <table:table-cell table:style-name="Табела1.B2" office:value-type="string">
            <text:p text:style-name="Table_20_Contents">external/msi</text:p>
          </table:table-cell>
        </table:table-row>
        <table:table-row>
          <table:table-cell table:style-name="Табела1.A2" office:value-type="string">
            <text:p text:style-name="Table_20_Contents">Microsoft_VC90_CRT_x86.msm<text:note text:id="ftn9" text:note-class="footnote"><text:note-citation>10</text:note-citation><text:note-body><text:p text:style-name="Footnote">копирати из C:\Program Files\Common Files\Merge Module</text:p></text:note-body></text:note> и policy_9_0_Microsoft_VC90_CRT_x86.msm</text:p>
          </table:table-cell>
          <table:table-cell table:style-name="Табела1.B2" office:value-type="string">
            <text:p text:style-name="Table_20_Contents">external/msm90</text:p>
          </table:table-cell>
        </table:table-row>
        <table:table-row>
          <table:table-cell table:style-name="Табела1.A2" office:value-type="string">
            <text:p text:style-name="Table_20_Contents">GPC<text:note text:id="ftn10" text:note-class="footnote"><text:note-citation>11</text:note-citation><text:note-body><text:p text:style-name="Footnote"><text:a xlink:type="simple" xlink:href="http://www.cs.man.ac.uk/aig/staff/alan/software/">http://www.cs.man.ac.uk/aig/staff/alan/software/</text:a></text:p></text:note-body></text:note></text:p>
          </table:table-cell>
          <table:table-cell table:style-name="Табела1.B2" office:value-type="string">
            <text:p text:style-name="Table_20_Contents">external/gpc</text:p>
          </table:table-cell>
        </table:table-row>
        <table:table-row>
          <table:table-cell table:style-name="Табела1.A2" office:value-type="string">
            <text:p text:style-name="Table_20_Contents">Mozilla<text:note text:id="ftn11" text:note-class="footnote"><text:note-citation>12</text:note-citation><text:note-body><text:p text:style-name="Footnote"><text:a xlink:type="simple" xlink:href="http://tools.openoffice.org/moz_prebuild/680/">http://tools.openoffice.org/moz_prebuild/680/</text:a></text:p></text:note-body></text:note><text:line-break/> <text:s/>WNTMSCIruntime.zip</text:p>
            <text:p text:style-name="Table_20_Contents"><text:s text:c="2"/>WNTMSCIlib.zip</text:p>
            <text:p text:style-name="Table_20_Contents"><text:s text:c="2"/>WNTMSCIinc.zip</text:p>
          </table:table-cell>
          <table:table-cell table:style-name="Табела1.B2" office:value-type="string">
            <text:p text:style-name="Table_20_Contents">moz/zipped</text:p>
          </table:table-cell>
        </table:table-row>
        <table:table-row>
          <table:table-cell table:style-name="Табела1.A2" office:value-type="string">
            <text:p text:style-name="Table_20_Contents">msvcr71.dll и msvcp71.dll </text:p>
          </table:table-cell>
          <table:table-cell table:style-name="Табела1.B2" office:value-type="string">
            <text:p text:style-name="Table_20_Contents">external/msvcp71</text:p>
          </table:table-cell>
        </table:table-row>
      </table:table>
      <text:p text:style-name="Text_20_body"/>
      <text:h text:style-name="Heading_20_3" text:outline-level="3">Перл модули</text:h>
      <text:p text:style-name="P2">Перл модули се инсталирају из CPAN-а преко посебне шкољке који се из Cygwin шкољке покреће наредбом: `perl -MCPAN -e shell`. По првом покретању CPAN захтева подешавање које треба испратити. Након тога за сваки модул инсталира се наредбом `install &lt;ime&gt;`, Неопходни су:</text:p>
      <text:p text:style-name="P2"><text:tab/>Archive::Zip, XML::Parser, URI, LWP::UserAgent, SOAP::Lite, Crypt::SSLeay</text:p>
      <text:h text:style-name="Heading_20_3" text:outline-level="3"><text:soft-page-break/>Java JDK</text:h>
      <text:p text:style-name="P2">OpenOffice.org 3.1 се може изградити помоћу JDK 1.6<text:note text:id="ftn12" text:note-class="footnote"><text:note-citation>13</text:note-citation><text:note-body><text:p text:style-name="Footnote"><text:a xlink:type="simple" xlink:href="http://java.sun.com/javase/downloads/index.jsp">http://java.sun.com/javase/downloads/</text:a></text:p></text:note-body></text:note> или JDK 1.5, издање 3.01 захтева JDK 1.5, а издање 2.4 JDK 1.4.2.</text:p>
      <text:p text:style-name="P2">Потребно је инсталирати и Ant<text:note text:id="ftn13" text:note-class="footnote"><text:note-citation>14</text:note-citation><text:note-body><text:p text:style-name="Footnote"><text:a xlink:type="simple" xlink:href="http://ant.apache.org/">http://ant.apache.org</text:a></text:p></text:note-body></text:note>, јавин make алат. По преузимању зип архиве довољно је распаковати bin и lib фасцикле у фасциклу без размака у путањи која ће касније бити позвана као $ANT_HOME.</text:p>
      <text:p text:style-name="P2"/>
      <text:h text:style-name="Heading_20_3" text:outline-level="3">Unicode NSIS</text:h>
      <text:p text:style-name="P2">За изградњу српске ћириличне и латиничне локализације потребно је преузети и инсталирати Unicode NSIS<text:note text:id="ftn14" text:note-class="footnote"><text:note-citation>15</text:note-citation><text:note-body><text:p text:style-name="Footnote"><text:a xlink:type="simple" xlink:href="http://www.scratchpaper.com/">http://www.scratchpaper.com</text:a></text:p></text:note-body></text:note>.</text:p>
      <text:p text:style-name="P2"/>
      <text:h text:style-name="Heading_20_3" text:outline-level="3">Припрема изворног кода</text:h>
      <text:p text:style-name="P6"><text:span text:style-name="T1">$ ./configure \<text:line-break/> --with-directx-home=/cygdrive/c/DirectXSDKoct06 \<text:line-break/> --with-cl-home=/cygdrive/c/Program\ Files/Microsoft\ Visual\ Studio\ 9.0/VC <text:s/>\<text:line-break/> --disable-activex \<text:line-break/> --disable-build-mozilla \<text:line-break/> --with-frame-home=/cygdrive/c/Program\ Files/Microsoft\ SDKs/Windows/v6.1 \<text:line-break/> --with-psdk-home=/cygdrive/c/Program\ Files/Microsoft\ SDKs/Windows/v6.1 \<text:line-break/> --with-midl-path=/cygdrive/c/Program\ Files/Microsoft\ SDKs/Windows/v6.1/Bin \<text:line-break/> --with-asm-home=/cygdrive/c/Program\ Files/Microsoft\ Visual\ Studio\ 9.0/VC \<text:line-break/> --with-jdk-home=/cygdrive/c/Program\ Files/Java/jdk1.5.0_16 \<text:line-break/> --with-csc-path=/cygdrive/c/WINDOWS/Microsoft.NET/Framework/v3.5 \<text:line-break/> --with-ant-home=/ant \<text:line-break/> --with-use-shell=bash \<text:line-break/> --with-build-version="http://sr.openoffice.org" \<text:line-break/> --with-lang="sr sh" \<text:line-break/> --with-vendor="MATF" \<text:line-break/> --with-nsis-path=/cygdrive/c/Program\ Files/NSIS/Unicode \<text:line-break/> --enable-minimizer \<text:line-break/> --enable-presenter-console \<text:line-break/> --enable-pdfinport \<text:line-break/> --enable-wiki-publisher \<text:line-break/> --enable-ogltrans \<text:line-break/> --disable-verbose \<text:line-break/> --disable-activex \<text:line-break/> --disable-atl</text:span> </text:p>
      <text:p text:style-name="P6"><text:span text:style-name="T1">$ ./bootstrap</text:span></text:p>
      <text:p text:style-name="P6"><text:span text:style-name="T1"/></text:p>
      <text:h text:style-name="Heading_20_3" text:outline-level="3"><text:soft-page-break/>Компилирање</text:h>
      <text:p text:style-name="Text_20_body">Потребно је поставити окружење наредбом у Cygwin љусци:</text:p>
      <text:p text:style-name="P7"><text:s/>$ . winenv.set.sh</text:p>
      <text:p text:style-name="Text_20_body">и потом покренути превођење наредбом:</text:p>
      <text:p text:style-name="Text_20_body"><text:s/><text:span text:style-name="T1">$ dbuild -all -P2</text:span></text:p>
      <text:p text:style-name="Text_20_body">где број иза аргумента -P одређује број процесора који ће бити коришћен.</text:p>
      <text:p text:style-name="P6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kić</meta:initial-creator>
    <meta:creation-date>2009-04-28T20:11:21</meta:creation-date>
    <dc:date>2009-04-28T21:04:40</dc:date>
    <dc:creator>Rakić</dc:creator>
    <meta:editing-duration>PT00H53M04S</meta:editing-duration>
    <meta:editing-cycles>14</meta:editing-cycles>
    <meta:generator>OpenOffice.org/3.0$Linux OpenOffice.org_project/300m15$Build-9379</meta:generator>
    <meta:document-statistic meta:table-count="1" meta:image-count="0" meta:object-count="0" meta:page-count="4" meta:paragraph-count="73" meta:word-count="606" meta:character-count="5539"/>
    <meta:user-defined meta:name="Податак 1"/>
    <meta:user-defined meta:name="Податак 2"/>
    <meta:user-defined meta:name="Податак 3"/>
    <meta:user-defined meta:name="Податак 4"/>
  </office:meta>
</office:document-meta>
</file>